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4664B68DEC21F287.png" manifest:media-type="image/png"/>
  <manifest:file-entry manifest:full-path="Pictures/10000001000004000000040004CA4EF1C924487F.png" manifest:media-type="image/png"/>
  <manifest:file-entry manifest:full-path="Pictures/10000001000002C3000002C3083E84106850571F.png" manifest:media-type="image/png"/>
  <manifest:file-entry manifest:full-path="Pictures/100022F40000675A0000675AB1BDAEFA16E4E2F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Black" svg:font-family="'Noto Sans CJK TC Black'" style:font-family-generic="swiss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Pastel_20_Bouque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title">
      <style:graphic-properties draw:auto-grow-height="true" fo:min-height="4.505cm"/>
      <style:paragraph-properties style:writing-mode="lr-tb"/>
    </style:style>
    <style:style style:name="pr2" style:family="presentation" style:parent-style-name="預設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style:font-name="Noto Sans CJK TC Black" fo:font-weight="bold" style:font-name-asian="Noto Sans CJK TC Black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style:font-name="Noto Sans CJK TC Black" fo:font-weight="bold" style:font-name-asian="Noto Sans CJK TC Black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text-style-name="P1" draw:layer="layout" svg:width="19.01cm" svg:height="4.505cm" svg:x="7.428cm" svg:y="13.495cm" presentation:class="title" presentation:user-transformed="true">
          <draw:text-box>
            <text:p text:style-name="P1"><text:span text:style-name="T1">請珍惜時間、注意力、生命</text:span></text:p>
          </draw:text-box>
        </draw:frame>
        <draw:frame draw:style-name="gr1" draw:text-style-name="P2" draw:layer="layout" svg:width="7.041cm" svg:height="7.041cm" svg:x="11.309cm" svg:y="4.829cm">
          <draw:image xlink:href="Pictures/100022F40000675A0000675AB1BDAEFA16E4E2FA.svg" xlink:type="simple" xlink:show="embed" xlink:actuate="onLoad" draw:mime-type="image/svg+xml">
            <text:p/>
          </draw:image>
          <draw:image xlink:href="Pictures/10000001000002C3000002C3083E84106850571F.png" xlink:type="simple" xlink:show="embed" xlink:actuate="onLoad" draw:mime-type="image/png"/>
        </draw:frame>
        <draw:frame draw:style-name="gr1" draw:text-style-name="P2" draw:layer="layout" svg:width="8.041cm" svg:height="8.041cm" svg:x="15.359cm" svg:y="4.1cm">
          <draw:image xlink:href="Pictures/10000001000004000000040004CA4EF1C924487F.png" xlink:type="simple" xlink:show="embed" xlink:actuate="onLoad" draw:mime-type="image/png">
            <text:p/>
          </draw:image>
        </draw:frame>
        <draw:frame draw:style-name="gr1" draw:text-style-name="P2" draw:layer="layout" svg:width="12.962cm" svg:height="12.962cm" draw:transform="rotate (-0.00296705972839042) translate (10.538cm 1.5cm)">
          <draw:image xlink:href="Pictures/1000000100000200000002004664B68DEC21F2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Black" svg:font-family="'Noto Sans CJK TC Black'" style:font-family-generic="swiss" style:font-pitch="variable"/>
    <style:font-face style:name="Noto Serif CJK TC" svg:font-family="'Noto Serif CJK T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1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79cm" fo:margin-bottom="0cm" fo:text-indent="0cm"/>
      <style:text-properties fo:font-size="33.7999992370606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58cm" fo:margin-bottom="0cm" fo:text-indent="0cm"/>
      <style:text-properties fo:font-size="28.8999996185303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37cm" fo:margin-bottom="0cm" fo:text-indent="0cm"/>
      <style:text-properties fo:font-size="24.200000762939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預設" style:page-layout-name="PM1" draw:style-name="Mdp1">
      <draw:frame presentation:style-name="預設-title" draw:layer="backgroundobjects" svg:width="30.477cm" svg:height="3.18cm" svg:x="1.69cm" svg:y="0.758cm" presentation:class="title" presentation:placeholder="true">
        <draw:text-box/>
      </draw:frame>
      <draw:frame presentation:style-name="預設-outline1" draw:layer="backgroundobjects" svg:width="30.477cm" svg:height="11.047cm" svg:x="1.69cm" svg:y="4.454cm" presentation:class="outline" presentation:placeholder="true">
        <draw:text-box/>
      </draw:frame>
      <draw:frame presentation:style-name="Mpr1" draw:text-style-name="MP2" draw:layer="backgroundobjects" svg:width="7.891cm" svg:height="1.312cm" svg:x="1.69cm" svg:y="17.35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0.734cm" svg:height="1.312cm" svg:x="11.578cm" svg:y="17.35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7.891cm" svg:height="1.312cm" svg:x="24.276cm" svg:y="17.352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22:12:16.214930248</meta:creation-date>
    <dc:date>2022-10-29T22:35:07.620930490</dc:date>
    <meta:editing-duration>PT22M51S</meta:editing-duration>
    <meta:editing-cycles>2</meta:editing-cycles>
    <meta:generator>LibreOffice/7.4.2.3$Linux_X86_64 LibreOffice_project/40$Build-3</meta:generator>
    <meta:document-statistic meta:object-count="27"/>
  </office:meta>
</office:document-meta>
</file>